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ig.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Unit4SpringContextWebTests.setServletContext( ServletContext servle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Unit4SpringContextWebTests.basicWacFeatur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JUnit4SpringContextWebTests.fooEnigmaAutow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